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6979166666666666in"/>
    </style:style>
    <style:style style:name="co3" style:family="table-column">
      <style:table-column-properties fo:break-before="auto" style:column-width="0.59375in"/>
    </style:style>
    <style:style style:name="co4" style:family="table-column">
      <style:table-column-properties fo:break-before="auto" style:column-width="1.260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18" table:default-cell-style-name="ce15"/>
        <table:table-column table:style-name="co1" table:default-cell-style-name="ce15" table:number-columns-repeated="236"/>
        <table:table-row table:number-rows-repeated="1" table:style-name="ro1"/>
        <table:table-row table:style-name="ro2">
          <table:table-cell table:style-name="ce21" office:value-type="string">
            <text:p>Execução</text:p>
          </table:table-cell>
          <table:table-cell table:style-name="ce21" office:value-type="string">
            <text:p>Tempo 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434.62">
            <text:p>1434.62</text:p>
          </table:table-cell>
          <table:table-cell>
            <draw:frame table:end-cell-address="Sheet1.K30" svg:x="1.48cm" svg:y="0.29cm" svg:width="25.64cm" svg:height="11.96cm" draw:z-index="0" draw:name="Chart 1" draw:style-name="gr1">
              <draw:object draw:notify-on-update-of-ranges="Sheet1.B3:Sheet1.B69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452.22">
            <text:p>1452.22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445.32">
            <text:p>1445.32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448.21">
            <text:p>1448.21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438.25">
            <text:p>1438.25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432.32">
            <text:p>1432.32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429.58">
            <text:p>1429.58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430.44">
            <text:p>1430.44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429.08">
            <text:p>1429.08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435.3">
            <text:p>1435.3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443.01">
            <text:p>1443.01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1425.29">
            <text:p>1425.29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1427.72">
            <text:p>1427.72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422.21">
            <text:p>1422.21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429.02">
            <text:p>1429.0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425.8">
            <text:p>1425.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430.9">
            <text:p>1430.9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428.12">
            <text:p>1428.12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705.02">
            <text:p>1705.02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22.05">
            <text:p>1422.05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27.56">
            <text:p>1427.56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425.93">
            <text:p>1425.93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426.22">
            <text:p>1426.22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422.57">
            <text:p>1422.57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1429.99">
            <text:p>1429.99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1432.45">
            <text:p>1432.4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1425.95">
            <text:p>1425.9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1429.46">
            <text:p>1429.46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1445.58">
            <text:p>1445.5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1426.57">
            <text:p>1426.57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1435.53">
            <text:p>1435.53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1469.49">
            <text:p>1469.49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1427.57">
            <text:p>1427.57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1468.56">
            <text:p>1468.56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1424.77">
            <text:p>1424.77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1429.16">
            <text:p>1429.16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1425.94">
            <text:p>1425.94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1426.31">
            <text:p>1426.31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1464.74">
            <text:p>1464.74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1430.01">
            <text:p>1430.01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1427.17">
            <text:p>1427.17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1426.68">
            <text:p>1426.68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1433.61">
            <text:p>1433.61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1425.83">
            <text:p>1425.83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1427.22">
            <text:p>1427.22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1428.3">
            <text:p>1428.3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1428.03">
            <text:p>1428.0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1427.69">
            <text:p>1427.69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1486.58">
            <text:p>1486.5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52.47">
            <text:p>1452.47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1425.82">
            <text:p>1425.82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1426.34">
            <text:p>1426.34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1445.49">
            <text:p>1445.49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1427.97">
            <text:p>1427.97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1433.13">
            <text:p>1433.13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1433.29">
            <text:p>1433.2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1424.38">
            <text:p>1424.38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1433.43">
            <text:p>1433.43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1422.8">
            <text:p>1422.8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1440.91">
            <text:p>1440.91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1468.5">
            <text:p>1468.5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1425.22">
            <text:p>1425.22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1425.84">
            <text:p>1425.84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1428.74">
            <text:p>1428.74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1426.23">
            <text:p>1426.23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1429.43">
            <text:p>1429.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N0">
      <style:chart-properties chart:reverse-direction="false" chart:logarithmic="false" chart:line-break="false" chart:text-overlap="true" chart:maximum="67" chart:minimum="1" chart:tick-marks-major-outer="true" chart:display-label="true" style:rotation-angle="0" chart:axis-position="0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solid" draw:fill-color="#cccccc"/>
    </style:style>
    <style:style style:name="ch7" style:family="chart">
      <style:graphic-properties draw:stroke="solid" draw:fill-color="#b7b7b7"/>
    </style:style>
    <style:style style:name="ch8" style:family="chart" style:data-style-name="N0">
      <style:chart-properties chart:reverse-direction="false" chart:logarithmic="false" chart:line-break="false" chart:text-overlap="true" chart:maximum="2000" chart:minimum="0" chart:tick-marks-major-outer="true" chart:display-label="true" style:rotation-angle="0" chart:axis-position="0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9" style:family="chart">
      <style:graphic-properties draw:stroke="solid" draw:fill-color="#cccccc"/>
    </style:style>
    <style:style style:name="ch10" style:family="chart">
      <style:graphic-properties draw:stroke="solid" draw:fill-color="#b7b7b7"/>
    </style:style>
    <style:style style:name="ch11" style:family="chart">
      <style:chart-properties chart:symbol-name="arrow-right" chart:symbol-type="named-symbol" chart:symbol-width="0.185208333333333cm" chart:symbol-height="0.185208333333333cm"/>
      <style:graphic-properties draw:stroke="none" svg:stroke-width="0.145520833333333cm" draw:fill-color="#4f81bd" draw:fill="solid"/>
    </style:style>
    <style:style style:name="ch12" style:family="chart">
      <style:graphic-properties draw:stroke="none" svg:stroke-width="0.145520833333333cm" draw:fill-color="#4f81bd" draw:fill="solid"/>
    </style:style>
  </office:automatic-styles>
  <office:body>
    <office:chart>
      <chart:chart svg:width="25.64cm" svg:height="11.96cm" chart:class="chart:scatter" chart:style-name="ch1">
        <chart:title svg:x="3.22in" svg:y="0.1in" chart:style-name="ch2">
          <text:p>Tempos Totais - Pi &amp; COBYLA</text:p>
        </chart:title>
        <chart:legend chart:legend-position="end" svg:x="9.26in" svg:y="2.4in" chart:style-name="ch3" chartooo:width="1.85cm" chartooo:height="0.71cm"/>
        <chart:plot-area table:cell-range-address="Sheet1.B3:Sheet1.B69" svg:x="0.26cm" svg:width="23.04cm" svg:y="1.22cm" svg:height="10.48cm" chart:style-name="ch4">
          <chart:axis chart:name="primary-x" chart:dimension="x" chart:style-name="ch5">
            <chart:categories table:cell-range-address="Sheet1.A3:Sheet1.A69" chart:style-name="ch5"/>
            <chart:grid chart:class="major" chart:style-name="ch10"/>
            <chart:grid chart:class="minor" chart:style-name="ch9"/>
          </chart:axis>
          <chart:axis chart:name="primary-y" chart:dimension="y" chart:style-name="ch8">
            <chart:grid chart:class="major" chart:style-name="ch10"/>
            <chart:grid chart:class="minor" chart:style-name="ch9"/>
          </chart:axis>
          <chart:series chart:values-cell-range-address="Sheet1.B3:Sheet1.B69" chart:class="chart:scatter" chart:label-cell-address="Sheet1.B2" chart:style-name="ch11">
            <chart:domain table:cell-range-address="Sheet1.A3:Sheet1.A69"/>
            <chart:data-point chart:style-name="ch12" chart:repeated="67"/>
          </chart:series>
          <chart:wall chart:style-name="ch4"/>
        </chart:plot-area>
      </chart:chart>
    </office:chart>
  </office:body>
</office:document-content>
</file>